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5pt" officeooo:rsid="0014a661" officeooo:paragraph-rsid="0014a661" style:font-size-asian="15pt" style:font-size-complex="15pt"/>
    </style:style>
    <style:style style:name="P2" style:family="paragraph" style:parent-style-name="Standard">
      <style:text-properties fo:font-size="15pt" officeooo:rsid="00165e9a" officeooo:paragraph-rsid="00165e9a" style:font-size-asian="15pt" style:font-size-complex="15pt"/>
    </style:style>
    <style:style style:name="P3" style:family="paragraph" style:parent-style-name="Standard">
      <style:text-properties fo:font-size="15pt" officeooo:rsid="0017d143" officeooo:paragraph-rsid="001b68e4" style:font-size-asian="15pt" style:font-size-complex="15pt"/>
    </style:style>
    <style:style style:name="P4" style:family="paragraph" style:parent-style-name="Standard">
      <style:text-properties fo:font-size="15pt" officeooo:rsid="0017d143" officeooo:paragraph-rsid="001d7c37" style:font-size-asian="15pt" style:font-size-complex="15pt"/>
    </style:style>
    <style:style style:name="P5" style:family="paragraph" style:parent-style-name="Standard">
      <style:text-properties fo:font-size="15pt" officeooo:rsid="001b68e4" officeooo:paragraph-rsid="001b68e4" style:font-size-asian="15pt" style:font-size-complex="15pt"/>
    </style:style>
    <style:style style:name="P6" style:family="paragraph" style:parent-style-name="Standard">
      <style:text-properties fo:font-size="15pt" officeooo:rsid="001e82fc" officeooo:paragraph-rsid="001e82fc" style:font-size-asian="15pt" style:font-size-complex="15pt"/>
    </style:style>
    <style:style style:name="P7" style:family="paragraph" style:parent-style-name="Standard">
      <style:text-properties fo:font-size="15pt" officeooo:rsid="002241f0" officeooo:paragraph-rsid="002241f0" style:font-size-asian="15pt" style:font-size-complex="15pt"/>
    </style:style>
    <style:style style:name="P8" style:family="paragraph" style:parent-style-name="Standard">
      <style:text-properties fo:font-size="15pt" officeooo:rsid="002411c4" officeooo:paragraph-rsid="002411c4" style:font-size-asian="15pt" style:font-size-complex="15pt"/>
    </style:style>
    <style:style style:name="P9" style:family="paragraph" style:parent-style-name="Standard">
      <style:text-properties fo:font-size="15pt" officeooo:rsid="002ce857" officeooo:paragraph-rsid="002ce857" style:font-size-asian="15pt" style:font-size-complex="15pt"/>
    </style:style>
    <style:style style:name="P10" style:family="paragraph" style:parent-style-name="Standard">
      <style:text-properties fo:font-size="15pt" officeooo:rsid="002ddb0d" officeooo:paragraph-rsid="002ddb0d" style:font-size-asian="15pt" style:font-size-complex="15pt"/>
    </style:style>
    <style:style style:name="T1" style:family="text">
      <style:text-properties officeooo:rsid="0015f436"/>
    </style:style>
    <style:style style:name="T2" style:family="text">
      <style:text-properties officeooo:rsid="00165e9a"/>
    </style:style>
    <style:style style:name="T3" style:family="text">
      <style:text-properties officeooo:rsid="0019049b"/>
    </style:style>
    <style:style style:name="T4" style:family="text">
      <style:text-properties officeooo:rsid="001b692b"/>
    </style:style>
    <style:style style:name="T5" style:family="text">
      <style:text-properties officeooo:rsid="001bd18a"/>
    </style:style>
    <style:style style:name="T6" style:family="text">
      <style:text-properties officeooo:rsid="0026af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Hybrid </text:span>Document summariz<text:span text:style-name="T2">er</text:span> using <text:span text:style-name="T1">Skip Thought vectors</text:span></text:p>
      <text:p text:style-name="P2"/>
      <text:p text:style-name="P3">Abs: </text:p>
      <text:p text:style-name="P5">We describe an approach to use <text:span text:style-name="T4">output vectors from GRU </text:span>based encoder known as Skip-Thought encoder <text:span text:style-name="T5">to map sentences to higher dimension based on their content similarity and then yield summary by clustering, beam search or attention based decoder. <text:s/>This approach aims for a model that can operate with large vocabularies without a quadratic increase in computational resource requirements.</text:span></text:p>
      <text:p text:style-name="P5"/>
      <text:p text:style-name="P7">Intro:</text:p>
      <text:p text:style-name="P4"><text:span text:style-name="T3">Document summarization has always been an issue on which a large number of techniques have been applied and tested. Until 2013, all major techniques for document summarization were exclusively extractive with specific hand engineered feature detectors. They usually encompassed a complex data pipeline that included processing techniques specific to a given language.</text:span></text:p>
      <text:p text:style-name="P4"><text:s/></text:p>
      <text:p text:style-name="P6">With the recent resurgence of neural networks and the creation of high dimensional word embeddings like Word2Vec and Glove enabled neural networks to outperform traditional techniques with minimal supervision and without any manual feature engineering. This enabled the creation of language agnostic systems that learn to represent information appropriately for a given language.</text:p>
      <text:p text:style-name="P6"/>
      <text:p text:style-name="P7">Related work:</text:p>
      <text:p text:style-name="P4"><text:span text:style-name="T3"><text:s/>All major neural network based architectures depend upon one-hot encodings of embedddings like Word2Vec or GloVe. However, whenever there is a new word, especially in case of nouns, the typical Sequence2Sequence encoder decoder models output UNKs <text:s/>I.e unknowns. Various efforts have been done to enable copy mechanisms like pointer generator networks(see et al). Transformer models like BERT(add ref) and GPT(add ref) have succeeded at this task but at the cost of very expensive computation and many hundreds of days of gpu training. Subsequently, such models are memory and resource intensive.</text:span></text:p>
      <text:p text:style-name="P4"/>
      <text:p text:style-name="P8">Skipthought encoder, though still a <text:span text:style-name="T6">GRU based encoder, differs vastly from typical Sequence2Sequence encoders. This is for the fact that it generates a 2400 dimensional embedding for each sentence. This enables us to hence use these encoded representations as reliable and powerful representations of the contents of any given sentence itself rather than having to process a very large embedding or </text:span><text:soft-page-break/><text:span text:style-name="T6">one hot encoded vector for every single token/word. Also it encompasses a vocabulary expansion technique for previously unknown words, however unlike many other models, this does not grow the model size quadratically due to its culmination to one single high dimensional representation/state vector.</text:span></text:p>
      <text:p text:style-name="P8"/>
      <text:p text:style-name="P9">Our Approach:</text:p>
      <text:p text:style-name="P10">We propose t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2T19:03:11.806512837</meta:creation-date>
    <dc:date>2019-05-02T23:10:48.350584037</dc:date>
    <meta:editing-duration>PT3H57M5S</meta:editing-duration>
    <meta:editing-cycles>29</meta:editing-cycles>
    <meta:generator>LibreOffice/6.2.3.2$Linux_X86_64 LibreOffice_project/20$Build-2</meta:generator>
    <meta:document-statistic meta:table-count="0" meta:image-count="0" meta:object-count="0" meta:page-count="2" meta:paragraph-count="12" meta:word-count="374" meta:character-count="2535" meta:non-whitespace-character-count="2167"/>
  </office:meta>
</office:document-meta>
</file>